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0.44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7.06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61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ff66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ize="12pt"/>
    </style:style>
    <style:style style:name="ce13" style:family="table-cell" style:parent-style-name="Default">
      <style:text-properties fo:font-size="12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14" style:family="table-cell" style:parent-style-name="Default">
      <style:table-cell-properties fo:background-color="#66ffff"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66ffff" style:text-align-source="fix" style:repeat-content="false"/>
      <style:paragraph-properties fo:text-align="center" fo:margin-left="0cm"/>
      <style:text-properties fo:color="#000000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Лист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number-columns-repeated="7" table:default-cell-style-name="Default"/>
        <table:table-row table:style-name="ro1">
          <table:table-cell table:style-name="ce1" office:value-type="string" table:number-columns-spanned="2" table:number-rows-spanned="2">
            <text:p><text:span text:style-name="T1">CEKTOP A</text:span></text:p>
            <text:p><text:span text:style-name="T1">(ВИТРИНА РОЗНИЦА)</text:span></text:p>
          </table:table-cell>
          <table:covered-table-cell/>
          <table:table-cell table:number-columns-repeated="9"/>
        </table:table-row>
        <table:table-row table:style-name="ro2">
          <table:covered-table-cell table:number-columns-repeated="2"/>
          <table:table-cell table:number-columns-repeated="9"/>
        </table:table-row>
        <table:table-row table:style-name="ro1">
          <table:table-cell table:style-name="ce2" office:value-type="string" table:number-columns-spanned="2" table:number-rows-spanned="1">
            <text:p>ПРАВАЯ СТОРОНА( СПРАВА ОТ ПРИЛАВКА)</text:p>
          </table:table-cell>
          <table:covered-table-cell/>
          <table:table-cell table:number-columns-repeated="9"/>
        </table:table-row>
        <table:table-row table:style-name="ro1">
          <table:table-cell table:style-name="ce3" office:value-type="string" table:number-columns-spanned="2" table:number-rows-spanned="1">
            <text:p>а</text:p>
          </table:table-cell>
          <table:covered-table-cell/>
          <table:table-cell table:number-columns-repeated="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25">
            <text:p>7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а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<text:s text:c="2"/></text:p>
          </table:table-cell>
          <table:table-cell table:number-columns-repeated="9"/>
        </table:table-row>
        <table:table-row table:style-name="ro1">
          <table:table-cell office:value-type="string">
            <text:p>foRD ECO/SPORT 2012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fIAT ALBEA 2007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kia rio jb 2005-2011</text:p>
          </table:table-cell>
          <table:table-cell office:value-type="float" office:value="1">
            <text:p>1</text:p>
          </table:table-cell>
          <table:table-cell office:value-type="float" office:value="725">
            <text:p>725</text:p>
          </table:table-cell>
          <table:table-cell table:number-columns-repeated="8"/>
        </table:table-row>
        <table:table-row table:style-name="ro1">
          <table:table-cell office:value-type="string">
            <text:p>nissan note 2006-2009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а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а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kia cerato 2013-16 короткая</text:p>
          </table:table-cell>
          <table:table-cell office:value-type="float" office:value="1">
            <text:p>1</text:p>
          </table:table-cell>
          <table:table-cell office:value-type="float" office:value="705">
            <text:p>705</text:p>
          </table:table-cell>
          <table:table-cell table:number-columns-repeated="8"/>
        </table:table-row>
        <table:table-row table:style-name="ro1">
          <table:table-cell office:value-type="string">
            <text:p>vw cady 1996-2004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3" office:value-type="float" office:value="2" table:number-columns-spanned="2" table:number-rows-spanned="1">
            <text:p>2</text:p>
          </table:table-cell>
          <table:covered-table-cell/>
          <table:table-cell table:number-columns-repeated="9"/>
        </table:table-row>
        <table:table-row table:style-name="ro1">
          <table:table-cell table:style-name="ce4" office:value-type="string">
            <text:p>chevrolet spark ) m200) 2005-2010</text:p>
          </table:table-cell>
          <table:table-cell table:style-name="ce4" office:value-type="string">
            <text:p>ПРОДАН</text:p>
          </table:table-cell>
          <table:table-cell table:number-columns-repeated="9"/>
        </table:table-row>
        <table:table-row table:style-name="ro1">
          <table:table-cell office:value-type="string">
            <text:p>ford fiesta 2008-2012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kia rio Jb 2005-2011</text:p>
          </table:table-cell>
          <table:table-cell office:value-type="float" office:value="1">
            <text:p>1</text:p>
          </table:table-cell>
          <table:table-cell office:value-type="float" office:value="725">
            <text:p>725</text:p>
          </table:table-cell>
          <table:table-cell table:number-columns-repeated="8"/>
        </table:table-row>
        <table:table-row table:style-name="ro1">
          <table:table-cell table:style-name="ce5" office:value-type="string">
            <text:p>nissan x-trail 2007-2014 гв кузов т31 </text:p>
          </table:table-cell>
          <table:table-cell table:style-name="ce5"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forn focus 2004-2008 короткий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honda jazz 2008-2014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kia sportage c 2015 короткий</text:p>
          </table:table-cell>
          <table:table-cell office:value-type="float" office:value="1">
            <text:p>1</text:p>
          </table:table-cell>
          <table:table-cell office:value-type="float" office:value="705">
            <text:p>705</text:p>
          </table:table-cell>
          <table:table-cell table:number-columns-repeated="8"/>
        </table:table-row>
        <table:table-row table:style-name="ro1">
          <table:table-cell office:value-type="string">
            <text:p>honda cr-v 2007-2009 короткая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kia sportage 2004 короткая</text:p>
          </table:table-cell>
          <table:table-cell office:value-type="float" office:value="1">
            <text:p>1</text:p>
          </table:table-cell>
          <table:table-cell office:value-type="float" office:value="705">
            <text:p>705</text:p>
          </table:table-cell>
          <table:table-cell table:number-columns-repeated="8"/>
        </table:table-row>
        <table:table-row table:style-name="ro1">
          <table:table-cell table:style-name="ce3" office:value-type="float" office:value="3" table:number-columns-spanned="2" table:number-rows-spanned="1">
            <text:p>3</text:p>
          </table:table-cell>
          <table:covered-table-cell/>
          <table:table-cell table:number-columns-repeated="9"/>
        </table:table-row>
        <table:table-row table:style-name="ro1">
          <table:table-cell office:value-type="string">
            <text:p>opel corsa d 2007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nissan juke 202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chevrolet cruze c 2009 короткий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vw crafter 2007-2016 короткий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nissan x-tail 2001-2006 t30 короткий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nissan note 2009-2013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nissan juke 202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nissan x-tail 2007-2014 t31 короткий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3" office:value-type="float" office:value="4" table:number-columns-spanned="2" table:number-rows-spanned="1">
            <text:p>4</text:p>
          </table:table-cell>
          <table:covered-table-cell/>
          <table:table-cell table:number-columns-repeated="9"/>
        </table:table-row>
        <table:table-row table:style-name="ro1">
          <table:table-cell office:value-type="string">
            <text:p>HOnda civic 2006 sedan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FORd FOCUS 3+ 2015 короткий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ford transit 2007-2017 короткая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Mazda 6 2008-2012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3" office:value-type="float" office:value="5" table:number-columns-spanned="2" table:number-rows-spanned="1">
            <text:p>5</text:p>
          </table:table-cell>
          <table:covered-table-cell/>
          <table:table-cell table:number-columns-repeated="9"/>
        </table:table-row>
        <table:table-row table:style-name="ro1">
          <table:table-cell office:value-type="string">
            <text:p>honda cr-v 2007-2009 короткая</text:p>
          </table:table-cell>
          <table:table-cell table:number-columns-repeated="10"/>
        </table:table-row>
        <table:table-row table:style-name="ro1">
          <table:table-cell office:value-type="string">
            <text:p>kia rio DC 2003-2005</text:p>
          </table:table-cell>
          <table:table-cell/>
          <table:table-cell office:value-type="float" office:value="715">
            <text:p>715</text:p>
          </table:table-cell>
          <table:table-cell table:number-columns-repeated="8"/>
        </table:table-row>
        <table:table-row table:style-name="ro1">
          <table:table-cell office:value-type="string">
            <text:p>suzuki sx-4 2005-2021</text:p>
          </table:table-cell>
          <table:table-cell table:number-columns-repeated="10"/>
        </table:table-row>
        <table:table-row table:style-name="ro1">
          <table:table-cell office:value-type="string">
            <text:p>kia sportage 2004 2009 СБОРКА В</text:p>
          </table:table-cell>
          <table:table-cell table:number-columns-repeated="10"/>
        </table:table-row>
        <table:table-row table:style-name="ro1">
          <table:table-cell office:value-type="string">
            <text:p>fiat ducato</text:p>
          </table:table-cell>
          <table:table-cell table:number-columns-repeated="10"/>
        </table:table-row>
        <table:table-row table:style-name="ro1">
          <table:table-cell table:style-name="ce2" office:value-type="string" table:number-columns-spanned="2" table:number-rows-spanned="1">
            <text:p>ЗА ПРИЛАВКОМ НА СТЕНЕ</text:p>
          </table:table-cell>
          <table:covered-table-cell/>
          <table:table-cell table:number-columns-repeated="9"/>
        </table:table-row>
        <table:table-row table:style-name="ro1">
          <table:table-cell table:style-name="ce3" office:value-type="float" office:value="1" table:number-columns-spanned="2" table:number-rows-spanned="1">
            <text:p>1</text:p>
          </table:table-cell>
          <table:covered-table-cell/>
          <table:table-cell table:number-columns-repeated="9"/>
        </table:table-row>
        <table:table-row table:style-name="ro1">
          <table:table-cell office:value-type="string">
            <text:p>CHEVROLET LANOS 2005 C РЕШЕТКОЙ РАДИАТОРА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table:style-name="ce5" office:value-type="string">
            <text:p>OPEL ZAFIRA A 1999-2006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>
            <text:p>MAZA 3 2003- HB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3" office:value-type="float" office:value="2" table:number-columns-spanned="2" table:number-rows-spanned="1">
            <text:p>2</text:p>
          </table:table-cell>
          <table:covered-table-cell/>
          <table:table-cell table:number-columns-repeated="9"/>
        </table:table-row>
        <table:table-row table:style-name="ro1">
          <table:table-cell office:value-type="string">
            <text:p>chery tiggo 2005-201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huindai tucson 2004-2009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nissan premiera 1999-2001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nissan tucson 2004-2009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3" office:value-type="string" table:number-columns-spanned="2" table:number-rows-spanned="1">
            <text:p>3 (КОЗЫРЬКИ ЗАДНЕГО СТЕКЛА)</text:p>
          </table:table-cell>
          <table:covered-table-cell/>
          <table:table-cell table:number-columns-repeated="9"/>
        </table:table-row>
        <table:table-row table:style-name="ro1">
          <table:table-cell office:value-type="string">
            <text:p>Ваз 211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priora lada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3" office:value-type="string" table:number-columns-spanned="2" table:number-rows-spanned="1">
            <text:p>4 (КОЗЫРЬКИ ЗАДНЕГО СТЕКЛА)</text:p>
          </table:table-cell>
          <table:covered-table-cell/>
          <table:table-cell table:number-columns-repeated="9"/>
        </table:table-row>
        <table:table-row table:style-name="ro1">
          <table:table-cell office:value-type="string">
            <text:p>Ваз 2108-09. granta rapi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lada granta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Skoda rapi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lada greta liefbek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huindai solaris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6" office:value-type="float" office:value="2112">
            <text:p>2112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3" office:value-type="string" table:number-columns-spanned="2" table:number-rows-spanned="1">
            <text:p>5 (КОЗЫРЬКИ ЗАДНЕГО СТЕКЛА)</text:p>
          </table:table-cell>
          <table:covered-table-cell/>
          <table:table-cell table:number-columns-repeated="9"/>
        </table:table-row>
        <table:table-row table:style-name="ro1">
          <table:table-cell office:value-type="string">
            <text:p>Ваз 2101 07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Ваз 211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нива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ford focus 2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chevrolet cruz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mitsubishi lancer x 2007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huindai solaris 2017 sedan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chevrolet lacetti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nissan almera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lancer ix 2003-2007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vw polo 2009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3">
          <table:table-cell table:style-name="ce7" office:value-type="string" table:number-columns-spanned="2" table:number-rows-spanned="1">
            <text:p>ПРИЛАВОК СЛЕВА</text:p>
          </table:table-cell>
          <table:covered-table-cell/>
          <table:table-cell table:number-columns-repeated="9"/>
        </table:table-row>
        <table:table-row table:style-name="ro1">
          <table:table-cell office:value-type="string">
            <text:p>Ваз 2123 chevrolet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лада x-ray 2016-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lada granta kalina 2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lada kalina 1/ kalina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8" office:value-type="string">
            <text:p>lada priora</text:p>
          </table:table-cell>
          <table:table-cell table:style-name="ce8" office:value-type="string">
            <text:p>ПРОДАН</text:p>
          </table:table-cell>
          <table:table-cell table:number-columns-repeated="9"/>
        </table:table-row>
        <table:table-row table:style-name="ro1">
          <table:table-cell office:value-type="string">
            <text:p>Газель новая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нива шевроле козырек на лобовое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Ваз 2107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Ваз 2105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ваз 2106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sprinter classic 1995-2005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газель next 2013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huindai solaris 2010-2014</text:p>
          </table:table-cell>
          <table:table-cell office:value-type="string">
            <text:p>ПРОДАН</text:p>
          </table:table-cell>
          <table:table-cell table:number-columns-repeated="9"/>
        </table:table-row>
        <table:table-row table:style-name="ro1">
          <table:table-cell office:value-type="string">
            <text:p>задний козырек solaris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huindai accent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vw passat b5+ 2001-2005 белый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oper zafira a 1995-2006 телевизор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chevrolet aveo 2006- sedan</text:p>
          </table:table-cell>
          <table:table-cell office:value-type="string">
            <text:p>ПРОДАН</text:p>
          </table:table-cell>
          <table:table-cell table:number-columns-repeated="9"/>
        </table:table-row>
        <table:table-row table:style-name="ro1">
          <table:table-cell office:value-type="string">
            <text:p>opet vectra 2002-2006 телевизор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skoda karoq 2020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kia soul am 2011-2013</text:p>
          </table:table-cell>
          <table:table-cell office:value-type="float" office:value="2">
            <text:p>2</text:p>
          </table:table-cell>
          <table:table-cell office:value-type="float" office:value="725">
            <text:p>725</text:p>
          </table:table-cell>
          <table:table-cell table:number-columns-repeated="8"/>
        </table:table-row>
        <table:table-row table:style-name="ro1">
          <table:table-cell office:value-type="string">
            <text:p>ford focus 3 2011-2015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nissan pathfinder r52 2012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opel corsa d c 2007 Широкий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lexus rx стандарт 2009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toyota camri ru 50 2015- после рейстайлинга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nissan s-centra b17 c 2014 короткий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nissan qashkai 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ВАЗ ПАТРИОТ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daewoo matiz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daewoo nexia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lada granta</text:p>
          </table:table-cell>
          <table:table-cell table:number-columns-repeated="10"/>
        </table:table-row>
        <table:table-row table:style-name="ro1">
          <table:table-cell office:value-type="string">
            <text:p>ford focus ???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9" office:value-type="string" table:number-columns-spanned="2" table:number-rows-spanned="2">
            <text:p>СЕКТОР В ( СКЛАД ЗА РОЗНИЦЕЙ)</text:p>
          </table:table-cell>
          <table:covered-table-cell/>
          <table:table-cell table:number-columns-repeated="9"/>
        </table:table-row>
        <table:table-row table:style-name="ro1">
          <table:covered-table-cell table:number-columns-repeated="2"/>
          <table:table-cell table:number-columns-repeated="9"/>
        </table:table-row>
        <table:table-row table:style-name="ro1">
          <table:table-cell table:style-name="ce3" office:value-type="string" table:number-columns-spanned="2" table:number-rows-spanned="1">
            <text:p>ПОЛ</text:p>
          </table:table-cell>
          <table:covered-table-cell/>
          <table:table-cell table:number-columns-repeated="9"/>
        </table:table-row>
        <table:table-row table:style-name="ro1">
          <table:table-cell office:value-type="string">
            <text:p>huindai i30 2008-2012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Peugeut 2006 c 1998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chevrolet captiva 2006-2011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nissan x-trail 2007-2014 кузов t31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skoda fabia 2007-2010 гв 5G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mazda 3c седан хб 2009-2013гв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suzuki grand vitara 3 escudo c 2005гв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chery fora c 2006gv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udi a6( кузов 4В С5) с 1997-2004гв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10" office:value-type="string">
            <text:p>газель Next c 2013гв</text:p>
          </table:table-cell>
          <table:table-cell table:style-name="ce10" office:value-type="string">
            <text:p>продан</text:p>
          </table:table-cell>
          <table:table-cell table:number-columns-repeated="9"/>
        </table:table-row>
        <table:table-row table:style-name="ro1">
          <table:table-cell office:value-type="string">
            <text:p>mitsubishi pajero 3 c 1998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Mazda 6 2002-2008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renault capture c 2016 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vw golf 6 c 2008-2012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kia sportage 2004-2009 сборка в калиниграде</text:p>
          </table:table-cell>
          <table:table-cell office:value-type="float" office:value="1">
            <text:p>1</text:p>
          </table:table-cell>
          <table:table-cell office:value-type="float" office:value="725">
            <text:p>725</text:p>
          </table:table-cell>
          <table:table-cell table:number-columns-repeated="8"/>
        </table:table-row>
        <table:table-row table:style-name="ro1">
          <table:table-cell office:value-type="string">
            <text:p>ВАЗ НИВА Travel 2021</text:p>
          </table:table-cell>
          <table:table-cell office:value-type="float" office:value="1">
            <text:p>1</text:p>
          </table:table-cell>
          <table:table-cell office:value-type="float" office:value="715">
            <text:p>715</text:p>
          </table:table-cell>
          <table:table-cell table:number-columns-repeated="8"/>
        </table:table-row>
        <table:table-row table:style-name="ro1">
          <table:table-cell office:value-type="string">
            <text:p>suzuki grand vitara 3 escudo c 2005гв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toyota corolla 2013-2019 e160 e17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mitsubishi pAJERO SRORT (MONTERO SPORT) 1998-2007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NISSAN pathinder (r51) 2010-2014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mitsubishi outander 2009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huindai verna 2006-2009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5" office:value-type="string">
            <text:p>VW TIGUAN 2008-2016</text:p>
          </table:table-cell>
          <table:table-cell table:style-name="ce5"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FORD TRANSIT 2014- ВАРИАНТ A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ВАЗ A-LARGUS R90 2021-</text:p>
          </table:table-cell>
          <table:table-cell office:value-type="float" office:value="1">
            <text:p>1</text:p>
          </table:table-cell>
          <table:table-cell office:value-type="float" office:value="680">
            <text:p>680</text:p>
          </table:table-cell>
          <table:table-cell table:number-columns-repeated="8"/>
        </table:table-row>
        <table:table-row table:style-name="ro1">
          <table:table-cell office:value-type="string">
            <text:p>MItsubishi outander 2012-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RENAULT CLIO SYMBOL 2001-2008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OPEL CORSA C 2000-2007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MAZDA 3 2003-2008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TOYOTA CAMRI 2006-2011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FIAT DOBLO 2005-2017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CHEVROLET AVEO 2003-2006 (SEDan) 2003-2008 (hb)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geely emgrant ec7 2009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geely mk 2006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opel astra h c 2004-2014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opel vectra B 1996-2001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opel asrta h 2004-2009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chevrolet rezzo 2004-2008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kia sorento XM 2009-2015</text:p>
          </table:table-cell>
          <table:table-cell office:value-type="float" office:value="1">
            <text:p>1</text:p>
          </table:table-cell>
          <table:table-cell office:value-type="float" office:value="725">
            <text:p>725</text:p>
          </table:table-cell>
          <table:table-cell table:number-columns-repeated="8"/>
        </table:table-row>
        <table:table-row table:style-name="ro1">
          <table:table-cell office:value-type="string">
            <text:p>KIA CEED 2007-2009</text:p>
          </table:table-cell>
          <table:table-cell office:value-type="float" office:value="1">
            <text:p>1</text:p>
          </table:table-cell>
          <table:table-cell office:value-type="float" office:value="705">
            <text:p>705</text:p>
          </table:table-cell>
          <table:table-cell table:number-columns-repeated="8"/>
        </table:table-row>
        <table:table-row table:style-name="ro1">
          <table:table-cell office:value-type="string">
            <text:p>FIAT ALBEA 2007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FORD FOCUS 2004-2008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HUINDAI SOLARIS 2014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KIA PICANTO (SA) C 2007-2011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TOYOTA COROLLA 2007-2014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CHEVROLET AVEO 2006- SEDAN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10" office:value-type="string">
            <text:p>TOYOTA RAV-4 2009-2013</text:p>
          </table:table-cell>
          <table:table-cell table:style-name="ce10" office:value-type="string">
            <text:p>ПРОДАН</text:p>
          </table:table-cell>
          <table:table-cell table:number-columns-repeated="9"/>
        </table:table-row>
        <table:table-row table:style-name="ro1">
          <table:table-cell office:value-type="string">
            <text:p>SKODA YETTI 2013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KIA SOUL 2014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VW GOLF 3 1991-1997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3">
          <table:table-cell table:style-name="ce11" office:value-type="string" table:number-columns-spanned="2" table:number-rows-spanned="1">
            <text:p>ПОЛКА 1</text:p>
          </table:table-cell>
          <table:covered-table-cell/>
          <table:table-cell table:number-columns-repeated="9"/>
        </table:table-row>
        <table:table-row table:style-name="ro1">
          <table:table-cell office:value-type="string">
            <text:p>OPEL ZAFIRA B 2006-2011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DAEWOO MaTIZ C 1998 большой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citroen c4 <text:s/>c 201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toyota highlander 2010-2013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chevrolet cobalt 2011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opel vectra b 1996-2001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huindai h1 grand starrex 2007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toyota avensis t250 2003-2008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ford mondeo 3 2001-2006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5" office:value-type="string">
            <text:p>skoda fabia 5j 2010-2014</text:p>
          </table:table-cell>
          <table:table-cell table:style-name="ce5"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ford c-max / focus c-max 200-2006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huindai matrix 2000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suzuki vitara 2015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honda cr-v 2002-2007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3">
          <table:table-cell table:style-name="ce12" office:value-type="string">
            <text:p>miTSUBISHI outlander 2001-2007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3">
          <table:table-cell table:style-name="ce12" office:value-type="string">
            <text:p>opel insignia 2008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3">
          <table:table-cell table:style-name="ce12" office:value-type="string">
            <text:p>chevrolet cruze 2009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3">
          <table:table-cell table:style-name="ce11" office:value-type="string" table:number-columns-spanned="2" table:number-rows-spanned="1">
            <text:p>Полка 2</text:p>
          </table:table-cell>
          <table:covered-table-cell table:style-name="ce11"/>
          <table:table-cell table:number-columns-repeated="9"/>
        </table:table-row>
        <table:table-row table:style-name="ro1">
          <table:table-cell table:style-name="ce5" office:value-type="string">
            <text:p>wv polo 5 <text:s/>2015-2020</text:p>
          </table:table-cell>
          <table:table-cell table:style-name="ce5"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vw polo 4 2005-2009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ssang young kyron c 2005-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mersedes benz sptinter br 901-905 2002-2006 / sprinter classic c 2013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huindai elantra 2000-2003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udi a4 кузов 8d b5 1994-2001 г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mitsubishi l200 c 2015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reNAULT megane 2 2002-2008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huindai creta 2016-202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vw t-4 1990-1998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toyota rav-4 2006-2009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mitsubishi carisma 2000-2005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lifan solano 620 (lf-7162) 2008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mitsubishi l200 2015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lifan x50 2015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ssang young actyon 2011-2013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toYOTA rav-4 2009-2013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ford kuga 2008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vw b-7 2010-2014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ford c-max / focus c-max 22007-201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nissan almera 2000- (n16)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vw t-5+ 2009-2016 вариант b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ваз a-largus r90 2021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reNAULT cangoo c 2003-2007 после рестайлинга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toyota camri ru (50) 2015-2018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KIA PICANTO (SA) 2007-2011</text:p>
          </table:table-cell>
          <table:table-cell office:value-type="float" office:value="1">
            <text:p>1</text:p>
          </table:table-cell>
          <table:table-cell office:value-type="float" office:value="725">
            <text:p>725</text:p>
          </table:table-cell>
          <table:table-cell table:number-columns-repeated="8"/>
        </table:table-row>
        <table:table-row table:style-name="ro1">
          <table:table-cell office:value-type="string">
            <text:p>VW T-5 2003-2009 ВАРИАНТ B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UDI A4 КУЗОВ 8E B6 2001-2005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VW TOURAN 2007-201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FORD ECO/SPORT 2012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KIA RIO 4 2017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WV BORA 1998-2005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RENAULT CANgoo c 2007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CHERY BONUS 3 E3/ A19 2013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VW TIGUAN 2016-202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3">
          <table:table-cell table:style-name="ce11" office:value-type="string" table:number-columns-spanned="2" table:number-rows-spanned="1">
            <text:p>ПОЛКА 3</text:p>
          </table:table-cell>
          <table:covered-table-cell/>
          <table:table-cell table:number-columns-repeated="9"/>
        </table:table-row>
        <table:table-row table:style-name="ro1">
          <table:table-cell table:style-name="ce5" office:value-type="string">
            <text:p>CHERY TIGGO T11 2005-2010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>
            <text:p>TOYOTA COROLLA E160/E170 2013-2019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VW CARAWELLE MULTIVAN 1998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NISSAN Pathinder (r51) 2010-2014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TOYOTA RAV-4 2000-2006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CHEVROLET ORLANDO 2010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MITSUBISHI LANCER 2007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MAZDA 3 2003-2008 SEDan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toyota land cruiser 100 j100-101 1998-2007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kia cerato 2009-2013</text:p>
          </table:table-cell>
          <table:table-cell office:value-type="float" office:value="1">
            <text:p>1</text:p>
          </table:table-cell>
          <table:table-cell office:value-type="float" office:value="725">
            <text:p>725</text:p>
          </table:table-cell>
          <table:table-cell table:number-columns-repeated="8"/>
        </table:table-row>
        <table:table-row table:style-name="ro1">
          <table:table-cell office:value-type="string">
            <text:p>chevrolet captiva 2011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mitsubishi outlander 2001-2007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Peugeut 307 2005-2008 рестайлинг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reNAULT traffic 2001-2014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toyota corolla e12 hb 2002-2007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Peugeut 307 2001-2005 до рестайлинга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huindai getz 2002-2005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mitsubishi pajero 2 1991-1998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toyota corolla e12 2001-2007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fiord c-max focus c-max 2003-2006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miTSUBISHI lANCER 2007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kia CEED 2007-2009</text:p>
          </table:table-cell>
          <table:table-cell office:value-type="float" office:value="1">
            <text:p>1</text:p>
          </table:table-cell>
          <table:table-cell office:value-type="float" office:value="715">
            <text:p>715</text:p>
          </table:table-cell>
          <table:table-cell table:number-columns-repeated="8"/>
        </table:table-row>
        <table:table-row table:style-name="ro1">
          <table:table-cell office:value-type="string">
            <text:p>kia rio JB 2005-2011</text:p>
          </table:table-cell>
          <table:table-cell office:value-type="float" office:value="1">
            <text:p>1</text:p>
          </table:table-cell>
          <table:table-cell office:value-type="float" office:value="725">
            <text:p>725</text:p>
          </table:table-cell>
          <table:table-cell table:number-columns-repeated="8"/>
        </table:table-row>
        <table:table-row table:style-name="ro1">
          <table:table-cell office:value-type="string">
            <text:p>CHEVROLET AVEO 2008-2011 HB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UDI 100 45 КУЗОВ C4 1990-1994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Geely emgrant X7 2013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miTSUBISHI outander 2007-2009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honda cr-v 1995-2002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chevrolet epica 2006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miTSUBISHI pajero sport 2015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3">
          <table:table-cell table:style-name="ce11" office:value-type="string" table:number-columns-spanned="2" table:number-rows-spanned="1">
            <text:p>ВИСЯТ</text:p>
          </table:table-cell>
          <table:covered-table-cell/>
          <table:table-cell table:number-columns-repeated="9"/>
        </table:table-row>
        <table:table-row table:style-name="ro1">
          <table:table-cell table:style-name="ce4" office:value-type="string">
            <text:p>huindai getz 2006-2011</text:p>
          </table:table-cell>
          <table:table-cell table:style-name="ce4" office:value-type="string">
            <text:p>ПРОДАН</text:p>
          </table:table-cell>
          <table:table-cell table:number-columns-repeated="9"/>
        </table:table-row>
        <table:table-row table:style-name="ro1">
          <table:table-cell office:value-type="string">
            <text:p>kia ceed 2012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4">
          <table:table-cell table:style-name="ce4" office:value-type="string">
            <text:p>ford focus 2 2005-2006</text:p>
          </table:table-cell>
          <table:table-cell table:style-name="ce4" office:value-type="string">
            <text:p>ПРОДАН</text:p>
          </table:table-cell>
          <table:table-cell table:number-columns-repeated="9"/>
        </table:table-row>
        <table:table-row table:style-name="ro1">
          <table:table-cell table:style-name="ce8" office:value-type="string">
            <text:p>renault logan 2014-</text:p>
          </table:table-cell>
          <table:table-cell table:style-name="ce8" office:value-type="string">
            <text:p>ПРОДАН</text:p>
          </table:table-cell>
          <table:table-cell table:style-name="ce8"/>
          <table:table-cell table:number-columns-repeated="8"/>
        </table:table-row>
        <table:table-row table:style-name="ro1">
          <table:table-cell table:style-name="ce10" office:value-type="string">
            <text:p>kia rio sedan 2011</text:p>
          </table:table-cell>
          <table:table-cell table:style-name="ce10" office:value-type="string">
            <text:p>ПРОДАН</text:p>
          </table:table-cell>
          <table:table-cell table:style-name="ce10"/>
          <table:table-cell table:number-columns-repeated="8"/>
        </table:table-row>
        <table:table-row table:style-name="ro1">
          <table:table-cell office:value-type="string">
            <text:p>geely emgrant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datsun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vw polo 5 2009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10" office:value-type="string">
            <text:p>niSSAN Almera 2013</text:p>
          </table:table-cell>
          <table:table-cell table:style-name="ce10" office:value-type="string">
            <text:p>ПРОДАН</text:p>
          </table:table-cell>
          <table:table-cell table:style-name="ce10"/>
          <table:table-cell table:number-columns-repeated="8"/>
        </table:table-row>
        <table:table-row table:style-name="ro1">
          <table:table-cell office:value-type="string">
            <text:p>mersedes benz sptinter <text:s/>2000-2005/ sprinter classic c 2013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10" office:value-type="string">
            <text:p>kia spectra 2000-2009</text:p>
          </table:table-cell>
          <table:table-cell table:style-name="ce10" office:value-type="string">
            <text:p>прОДАН</text:p>
          </table:table-cell>
          <table:table-cell table:number-columns-repeated="9"/>
        </table:table-row>
        <table:table-row table:style-name="ro1">
          <table:table-cell office:value-type="string">
            <text:p>chevrolET AVEO SEDan 2006-2012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lifaN solano 2010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10" office:value-type="string">
            <text:p>renault logan </text:p>
          </table:table-cell>
          <table:table-cell table:style-name="ce10" office:value-type="string">
            <text:p>ПРОДАН</text:p>
          </table:table-cell>
          <table:table-cell table:number-columns-repeated="9"/>
        </table:table-row>
        <table:table-row table:style-name="ro1">
          <table:table-cell office:value-type="string">
            <text:p>vw jetta 5 2005-201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niSSAN Almera classic 2006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huindai avante 4 hd 2011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renault sandero 2007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kia rio 2011- (sedan?)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kia spectra 2000-2009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lada x-ray xl 2015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5">
          <table:table-cell table:style-name="ce1" office:value-type="string" table:number-columns-spanned="2" table:number-rows-spanned="1">
            <text:p>СКЛАД СЕРЕДИНА</text:p>
          </table:table-cell>
          <table:covered-table-cell/>
          <table:table-cell table:number-columns-repeated="9"/>
        </table:table-row>
        <table:table-row table:style-name="ro3">
          <table:table-cell table:style-name="ce11" office:value-type="string" table:number-columns-spanned="2" table:number-rows-spanned="1">
            <text:p>СТОЛ ПОД РАМКАМИ</text:p>
          </table:table-cell>
          <table:covered-table-cell table:style-name="ce15"/>
          <table:table-cell table:number-columns-repeated="9"/>
        </table:table-row>
        <table:table-row table:style-name="ro1">
          <table:table-cell office:value-type="string">
            <text:p>CHERY AMULET A15 2013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LAND CRUISER PRADO 150 2013-2017 ПОСЛЕ РЕСТАЙЛИНГА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MITSUBISHI PAJERO 2006- ШИРОКИЙ НАКЛЕЙКА СО СТИКОРОМ ВНУТРИ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MITSUBISHI GALANT 1997-2003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FORD S-MAX 2010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VW TOURAN 2003-2007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VW CADDY 2004-201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HONDA CR-V 2007-2009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MITSUBISHI L200 1996-2007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Mazda 6 2002-2008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mitsubishi l200 2007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meRCEDES-BENZ SPRINTER 2 2006- длинный широкий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3">
          <table:table-cell table:style-name="ce13" office:value-type="string">
            <text:p>kia cerato 2004-2008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3">
          <table:table-cell table:style-name="ce13" office:value-type="string">
            <text:p>opel astra j 2009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fiat ducato c 2003-2006 c 2006 <text:s/>сборка в россии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nissan almera 2000- N16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KIA SPORTAGE 2010-2015 КОРОТКИЙ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niSSAN PRIMERA 2001- p12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miTSUBISHI lancer c 2003 длинный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huINDAI tuCSON C 2015 КОРОТКИЙ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vw jetta 6 2010-2018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ford transit connect 2002-2009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ford tranSIT 2014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ford transit 2007-2014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nissan x-trail 2014- кузов t-32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nissan quashqai 2006-</text:p>
          </table:table-cell>
          <table:table-cell table:number-columns-repeated="10"/>
        </table:table-row>
        <table:table-row table:style-name="ro3">
          <table:table-cell table:style-name="ce11" office:value-type="string" table:number-columns-spanned="2" table:number-rows-spanned="1">
            <text:p>ПОЛ ПОД РАМКАМИ</text:p>
          </table:table-cell>
          <table:covered-table-cell table:style-name="ce16"/>
          <table:table-cell table:number-columns-repeated="9"/>
        </table:table-row>
        <table:table-row table:style-name="ro1">
          <table:table-cell office:value-type="string">
            <text:p><text:s/>toyota corolla e12 2001-2007 sedan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opel vivaro 2001-2014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ford fiesta 2002-2008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nissan quasqai 2009-2014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hyundai santa fe DM 2012-2018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MERCEDES-BENZ SPRINTER BR 901-205 1995-2002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MITSUBISHI L200 c 2007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vw t5+ 2009-2016 ВАРИАНТ Б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kia piCANTO (SA) 2004-2007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10" office:value-type="string">
            <text:p>liFAN X60 C 2011</text:p>
          </table:table-cell>
          <table:table-cell table:style-name="ce10" office:value-type="string">
            <text:p>ПРОДАН</text:p>
          </table:table-cell>
          <table:table-cell table:number-columns-repeated="9"/>
        </table:table-row>
        <table:table-row table:style-name="ro1">
          <table:table-cell office:value-type="string">
            <text:p>toyota laND CRUISER 200 2007-2015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fiat ducato c 2003-2006 c 2006 <text:s/>сборка в россии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huindai sonata ef 2001-200 2004- тагаз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miTSUBISHI ASX 2010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kia cerato 2013-2016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mitsubishi spaCE STAR 1998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10" office:value-type="string">
            <text:p>merCEDES-BENZ SPRINTER BR 906 C 2013 ВАРИАНТ A</text:p>
          </table:table-cell>
          <table:table-cell table:style-name="ce10" office:value-type="string">
            <text:p>ПРОДАН</text:p>
          </table:table-cell>
          <table:table-cell table:number-columns-repeated="9"/>
        </table:table-row>
        <table:table-row table:style-name="ro1">
          <table:table-cell office:value-type="string">
            <text:p>vw t5+ 2009-2016 ВАРИАНТ а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ssaNG YOUNG ACTYON 2013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chery tiGGO 3 C 2017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nissan quasqai 2019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hyundai santa fe 2007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vw t5 2003-2009 вариант a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honda civic 2001-2003 sedan</text:p>
          </table:table-cell>
          <table:table-cell office:value-type="float" office:value="1">
            <text:p>1</text:p>
          </table:table-cell>
          <table:table-cell office:value-type="string">
            <text:p>и поломан</text:p>
          </table:table-cell>
          <table:table-cell table:number-columns-repeated="8"/>
        </table:table-row>
        <table:table-row table:style-name="ro1">
          <table:table-cell office:value-type="string">
            <text:p>hyundai sonata ef 2001-2004 2004- сборка тагаз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vw golf plus 2005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nissan x-trail 2001-2006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vw b6 2005-201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HYundai IX35</text:p>
          </table:table-cell>
          <table:table-cell table:number-columns-repeated="10"/>
        </table:table-row>
        <table:table-row table:style-name="ro1">
          <table:table-cell office:value-type="string">
            <text:p>nissan primera 1999-2001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3">
          <table:table-cell table:style-name="ce11" office:value-type="string" table:number-columns-spanned="2" table:number-rows-spanned="1">
            <text:p>СТЕНА СЛЕВА( справа от рамок)</text:p>
          </table:table-cell>
          <table:covered-table-cell/>
          <table:table-cell table:number-columns-repeated="9"/>
        </table:table-row>
        <table:table-row table:style-name="ro1">
          <table:table-cell office:value-type="string">
            <text:p>toyota corolla 2007-2014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nissan murano z50 2002-2008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kia sportage 2015-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kia sportage 2010-2015</text:p>
          </table:table-cell>
          <table:table-cell office:value-type="string">
            <text:p>ПРОДАН</text:p>
          </table:table-cell>
          <table:table-cell table:number-columns-repeated="7"/>
          <table:table-cell table:style-name="ce18" table:number-columns-repeated="2"/>
        </table:table-row>
        <table:table-row table:style-name="ro1">
          <table:table-cell office:value-type="string">
            <text:p>chery m11 (a3) 2008-</text:p>
          </table:table-cell>
          <table:table-cell office:value-type="float" office:value="1">
            <text:p>1</text:p>
          </table:table-cell>
          <table:table-cell table:number-columns-repeated="7"/>
          <table:table-cell table:style-name="ce18" table:number-columns-repeated="2"/>
        </table:table-row>
        <table:table-row table:style-name="ro1">
          <table:table-cell office:value-type="string">
            <text:p>vw tiguan 2008-2016</text:p>
          </table:table-cell>
          <table:table-cell office:value-type="string">
            <text:p>ПРОДАН</text:p>
          </table:table-cell>
          <table:table-cell table:number-columns-repeated="9"/>
        </table:table-row>
        <table:table-row table:style-name="ro1">
          <table:table-cell office:value-type="string">
            <text:p>great wall hover h5 2010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vw polo 6 2020- sedan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great wall hover h3 2010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opel astra j 2009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peugeut partner 2002-2008</text:p>
          </table:table-cell>
          <table:table-cell office:value-type="float" office:value="1">
            <text:p>1</text:p>
          </table:table-cell>
          <table:table-cell office:value-type="float" office:value="715">
            <text:p>715</text:p>
          </table:table-cell>
          <table:table-cell table:number-columns-repeated="8"/>
        </table:table-row>
        <table:table-row table:style-name="ro1">
          <table:table-cell office:value-type="string">
            <text:p>hyundai matrix 2008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mitsubishi pajero 4 2006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toyota camri ru 50 2011-2015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nissaN PRIMERA 2001- p12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opel mokka 2012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3">
          <table:table-cell table:style-name="ce11" office:value-type="string" table:number-columns-spanned="2" table:number-rows-spanned="1">
            <text:p>СТЕНА ЦЕНТР ( МЕЖДУ РАМКАМИ И ВЕТРОВИКАМИ)</text:p>
          </table:table-cell>
          <table:covered-table-cell/>
          <table:table-cell table:number-columns-repeated="9"/>
        </table:table-row>
        <table:table-row table:style-name="ro1">
          <table:table-cell office:value-type="string">
            <text:p>audi a6 кузов 4a c4 1994-1997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toyota camry 2001-2006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ford fiesta 1999-2002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kia sPORTAGE 2010-2015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kiA CERATO 2009-2013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merCEDES-BENZ vito w447 2014- короткий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vw B-5 1997-2001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chrYSER VOYAGER 4 2001-2008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hyundai elantra 2004-201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3">
          <table:table-cell table:style-name="ce11" office:value-type="string" table:number-columns-spanned="2" table:number-rows-spanned="1">
            <text:p>СТОЛ ПОД ПОРОГАМИ</text:p>
          </table:table-cell>
          <table:covered-table-cell table:style-name="ce17"/>
          <table:table-cell table:number-columns-repeated="9"/>
        </table:table-row>
        <table:table-row table:style-name="ro1">
          <table:table-cell office:value-type="string">
            <text:p>lada granta fl 2018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kia sportage 3 201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hyundai solaris 2011-2014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kia sportage 1994-2003 1998-2008 сборка в калининграде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huindai accent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hyundal solaris 2014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chevrolet lacetti HB 2003-2013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lada vesta 2015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ford fokus 2 рестайлинг 2008-2011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lada granta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lada kalina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opel astra G 1998-2003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chevrolet captiva 2011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lifan solano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Ваз 211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chevrolet lacetti HB 2003-2013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VW PASSAT B5+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lada granta 2011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6">
          <table:table-cell table:style-name="ce14" office:value-type="string" table:number-columns-spanned="2" table:number-rows-spanned="1">
            <text:p>ВХОД В ОПТ </text:p>
          </table:table-cell>
          <table:covered-table-cell/>
          <table:table-cell table:number-columns-repeated="9"/>
        </table:table-row>
        <table:table-row table:style-name="ro1">
          <table:table-cell office:value-type="string">
            <text:p>renault duster 201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lada granta 2 2018-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geely emgrant седан/хэтчбэк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fiat ducato peugeot boxer citroen jumper 2006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Mercedes-benz vito v639, viano 2003-2009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opel vivaro/ renault trafic/ nissan primastar</text:p>
          </table:table-cell>
          <table:table-cell office:value-type="string">
            <text:p>ПРОДАН</text:p>
          </table:table-cell>
          <table:table-cell table:number-columns-repeated="9"/>
        </table:table-row>
        <table:table-row table:style-name="ro1">
          <table:table-cell office:value-type="string">
            <text:p>fORD ECO/SPORT 2012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mitsubishi lancer 9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mercedes benz vito w638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nissan terrano 2014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vaz patriot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geely mk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kia sportag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hyundai solaris 2017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chevrolet lacetti HB 2003-2013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chevrolet lanos sens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vw t-41990-2003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datsun on-do mi-do 2014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vw polo sed hb 2015-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skoda octavia tour 1996-202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lada granta kalina 2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chevrolet lanos sens</text:p>
          </table:table-cell>
          <table:table-cell office:value-type="float" office:value="1">
            <text:p>1</text:p>
          </table:table-cell>
          <table:table-cell table:number-columns-repeated="9"/>
        </table:table-row>
      </table:table>
      <table:table table:name="Лист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31">31.10.2022</text:date>, <text:time>20:54:0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5T19:09:04.90</meta:creation-date>
    <dc:date>2022-10-31T20:54:03.59</dc:date>
    <meta:editing-duration>P6DT4H50M35S</meta:editing-duration>
    <meta:editing-cycles>25</meta:editing-cycles>
    <meta:generator>OpenOffice/4.1.7$Win32 OpenOffice.org_project/417m1$Build-9800</meta:generator>
    <meta:document-statistic meta:table-count="3" meta:cell-count="776" meta:object-count="0"/>
  </office:meta>
</office:document-meta>
</file>